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2.401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233cm"/>
    </style:style>
    <style:style style:name="co5" style:family="table-column">
      <style:table-column-properties fo:break-before="auto" style:column-width="3.4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number-columns-repeated="55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2" office:value-type="string" calcext:value-type="string">
            <text:p>MULTISTART</text:p>
          </table:table-cell>
          <table:table-cell table:style-name="ce1" office:value-type="string" calcext:value-type="string">
            <text:p>MULTISTART CALLS</text:p>
          </table:table-cell>
          <table:table-cell table:style-name="ce2" office:value-type="string" calcext:value-type="string">
            <text:p>MINFINDER</text:p>
          </table:table-cell>
          <table:table-cell table:style-name="ce1" office:value-type="string" calcext:value-type="string">
            <text:p>MINFINDER CALLS</text:p>
          </table:table-cell>
          <table:table-cell table:style-name="ce1" table:number-columns-repeated="55"/>
        </table:table-row>
        <table:table-row table:style-name="ro1">
          <table:table-cell office:value-type="string" calcext:value-type="string">
            <text:p>bf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533" calcext:value-type="float">
            <text:p>225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33" calcext:value-type="float">
            <text:p>283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f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09" calcext:value-type="float">
            <text:p>188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29" calcext:value-type="float">
            <text:p>262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an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35" calcext:value-type="float">
            <text:p>97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53" calcext:value-type="float">
            <text:p>175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M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037" calcext:value-type="float">
            <text:p>270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3" calcext:value-type="float">
            <text:p>229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mel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88" calcext:value-type="float">
            <text:p>136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32" calcext:value-type="float">
            <text:p>173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94776" calcext:value-type="float">
            <text:p>11947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72" calcext:value-type="float">
            <text:p>1957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asom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72" calcext:value-type="float">
            <text:p>53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9" calcext:value-type="float">
            <text:p>19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xp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22" calcext:value-type="float">
            <text:p>120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30" calcext:value-type="float">
            <text:p>283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xp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94" calcext:value-type="float">
            <text:p>182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65" calcext:value-type="float">
            <text:p>326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kls250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7333" calcext:value-type="float">
            <text:p>1733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415" calcext:value-type="float">
            <text:p>241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kls3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04" calcext:value-type="float">
            <text:p>101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" calcext:value-type="float">
            <text:p>24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03" calcext:value-type="float">
            <text:p>130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86" calcext:value-type="float">
            <text:p>178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372" calcext:value-type="float">
            <text:p>533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84" calcext:value-type="float">
            <text:p>718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anse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94" calcext:value-type="float">
            <text:p>152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10" calcext:value-type="float">
            <text:p>15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artma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15" calcext:value-type="float">
            <text:p>14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63" calcext:value-type="float">
            <text:p>1146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artman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59" calcext:value-type="float">
            <text:p>194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40" calcext:value-type="float">
            <text:p>374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631" calcext:value-type="float">
            <text:p>1116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601" calcext:value-type="float">
            <text:p>4960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8405" calcext:value-type="float">
            <text:p>2084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094" calcext:value-type="float">
            <text:p>9109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otential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575" calcext:value-type="float">
            <text:p>28057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70254" calcext:value-type="float">
            <text:p>17025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968" calcext:value-type="float">
            <text:p>169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5" calcext:value-type="float">
            <text:p>67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heke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24" calcext:value-type="float">
            <text:p>192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65" calcext:value-type="float">
            <text:p>346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hekel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985" calcext:value-type="float">
            <text:p>209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76" calcext:value-type="float">
            <text:p>297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hekel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284" calcext:value-type="float">
            <text:p>202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66" calcext:value-type="float">
            <text:p>356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2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938" calcext:value-type="float">
            <text:p>159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90" calcext:value-type="float">
            <text:p>289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2n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85" calcext:value-type="float">
            <text:p>180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62" calcext:value-type="float">
            <text:p>32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2n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79" calcext:value-type="float">
            <text:p>198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51" calcext:value-type="float">
            <text:p>345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2n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32" calcext:value-type="float">
            <text:p>214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02" calcext:value-type="float">
            <text:p>40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inu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860" calcext:value-type="float">
            <text:p>218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9" calcext:value-type="float">
            <text:p>54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inu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905" calcext:value-type="float">
            <text:p>399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6" calcext:value-type="float">
            <text:p>129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30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450" calcext:value-type="float">
            <text:p>244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18" calcext:value-type="float">
            <text:p>1081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30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514" calcext:value-type="float">
            <text:p>265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20" calcext:value-type="float">
            <text:p>13320</text:p>
          </table:table-cell>
          <table:table-cell table:number-columns-repeated="55"/>
        </table:table-row>
        <table:table-row table:style-name="ro1">
          <table:table-cell/>
          <table:table-cell table:formula="of:=AVERAGE([.B2:.B32])" office:value-type="percentage" office:value="0.992474193548387" calcext:value-type="percentage">
            <text:p>99,25%</text:p>
          </table:table-cell>
          <table:table-cell table:formula="of:=SUM([.C2:.C32])" office:value-type="float" office:value="2331781" calcext:value-type="float">
            <text:p>2331781</text:p>
          </table:table-cell>
          <table:table-cell table:formula="of:=AVERAGE([.D2:.D32])" office:value-type="percentage" office:value="0.996774193548387" calcext:value-type="percentage">
            <text:p>99,68%</text:p>
          </table:table-cell>
          <table:table-cell table:formula="of:=SUM([.E2:.E32])" office:value-type="float" office:value="426666" calcext:value-type="float">
            <text:p>426666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2">
          <table:table-cell table:number-columns-repeated="4"/>
          <table:table-cell table:style-name="ce4" table:formula="of:=([.C33]-[.E33])/[.C33]" office:value-type="percentage" office:value="0.817021409815073" calcext:value-type="percentage">
            <text:p>81,70%</text:p>
          </table:table-cell>
          <table:table-cell table:number-columns-repeated="55"/>
        </table:table-row>
        <table:table-row table:style-name="ro1">
          <table:table-cell table:number-columns-repeated="4"/>
          <table:table-cell office:value-type="string" calcext:value-type="string">
            <text:p>repulsion sampling</text:p>
          </table:table-cell>
          <table:table-cell table:number-columns-repeated="55"/>
        </table:table-row>
        <table:table-row table:style-name="ro1" table:number-rows-repeated="1048539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test2n" table:style-name="ta1">
        <table:table-column table:style-name="co6" table:number-columns-repeated="10" table:default-cell-style-name="Default"/>
        <table:table-row table:style-name="ro1">
          <table:table-cell/>
          <table:table-cell table:style-name="ce9" office:value-type="string" calcext:value-type="string" table:number-columns-spanned="2" table:number-rows-spanned="1">
            <text:p>Nsamples=25</text:p>
          </table:table-cell>
          <table:covered-table-cell/>
          <table:table-cell/>
          <table:table-cell table:style-name="ce9" table:number-columns-spanned="2" table:number-rows-spanned="1"/>
          <table:covered-table-cell/>
          <table:table-cell/>
          <table:table-cell table:style-name="ce9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multistart</text:p>
          </table:table-cell>
          <table:table-cell office:value-type="string" calcext:value-type="string">
            <text:p>minfinder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76" calcext:value-type="float">
            <text:p>12576</text:p>
          </table:table-cell>
          <table:table-cell office:value-type="float" office:value="2865" calcext:value-type="float">
            <text:p>286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78" calcext:value-type="float">
            <text:p>14478</text:p>
          </table:table-cell>
          <table:table-cell office:value-type="float" office:value="3198" calcext:value-type="float">
            <text:p>319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411" calcext:value-type="float">
            <text:p>16411</text:p>
          </table:table-cell>
          <table:table-cell office:value-type="float" office:value="3518" calcext:value-type="float">
            <text:p>351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50" calcext:value-type="float">
            <text:p>18250</text:p>
          </table:table-cell>
          <table:table-cell office:value-type="float" office:value="3974" calcext:value-type="float">
            <text:p>397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6" calcext:value-type="float">
            <text:p>20006</text:p>
          </table:table-cell>
          <table:table-cell office:value-type="float" office:value="4110" calcext:value-type="float">
            <text:p>411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66" calcext:value-type="float">
            <text:p>21666</text:p>
          </table:table-cell>
          <table:table-cell office:value-type="float" office:value="4681" calcext:value-type="float">
            <text:p>468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379" calcext:value-type="float">
            <text:p>23379</text:p>
          </table:table-cell>
          <table:table-cell office:value-type="float" office:value="4907" calcext:value-type="float">
            <text:p>490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207" calcext:value-type="float">
            <text:p>25207</text:p>
          </table:table-cell>
          <table:table-cell office:value-type="float" office:value="5305" calcext:value-type="float">
            <text:p>5305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807" calcext:value-type="float">
            <text:p>26807</text:p>
          </table:table-cell>
          <table:table-cell office:value-type="float" office:value="5714" calcext:value-type="float">
            <text:p>5714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460" calcext:value-type="float">
            <text:p>28460</text:p>
          </table:table-cell>
          <table:table-cell office:value-type="float" office:value="6180" calcext:value-type="float">
            <text:p>618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40" calcext:value-type="float">
            <text:p>30040</text:p>
          </table:table-cell>
          <table:table-cell office:value-type="float" office:value="6584" calcext:value-type="float">
            <text:p>6584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404" calcext:value-type="float">
            <text:p>31404</text:p>
          </table:table-cell>
          <table:table-cell office:value-type="float" office:value="6466" calcext:value-type="float">
            <text:p>646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202" calcext:value-type="float">
            <text:p>32202</text:p>
          </table:table-cell>
          <table:table-cell office:value-type="float" office:value="6694" calcext:value-type="float">
            <text:p>669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968" calcext:value-type="float">
            <text:p>32968</text:p>
          </table:table-cell>
          <table:table-cell office:value-type="float" office:value="6984" calcext:value-type="float">
            <text:p>698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416" calcext:value-type="float">
            <text:p>33416</text:p>
          </table:table-cell>
          <table:table-cell office:value-type="float" office:value="6716" calcext:value-type="float">
            <text:p>67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762" calcext:value-type="float">
            <text:p>33762</text:p>
          </table:table-cell>
          <table:table-cell office:value-type="float" office:value="7731" calcext:value-type="float">
            <text:p>773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053" calcext:value-type="float">
            <text:p>34053</text:p>
          </table:table-cell>
          <table:table-cell office:value-type="float" office:value="6920" calcext:value-type="float">
            <text:p>692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239" calcext:value-type="float">
            <text:p>34239</text:p>
          </table:table-cell>
          <table:table-cell office:value-type="float" office:value="7369" calcext:value-type="float">
            <text:p>736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436" calcext:value-type="float">
            <text:p>34436</text:p>
          </table:table-cell>
          <table:table-cell office:value-type="float" office:value="6766" calcext:value-type="float">
            <text:p>6766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start=25</text:p>
          </table:table-cell>
          <table:table-cell office:value-type="string" calcext:value-type="string">
            <text:p>Mstart=30</text:p>
          </table:table-cell>
          <table:table-cell office:value-type="string" calcext:value-type="string">
            <text:p>Mstart=40</text:p>
          </table:table-cell>
          <table:table-cell office:value-type="string" calcext:value-type="string">
            <text:p>Mstart=50</text:p>
          </table:table-cell>
          <table:table-cell office:value-type="string" calcext:value-type="string">
            <text:p>Mstart=60</text:p>
          </table:table-cell>
          <table:table-cell office:value-type="string" calcext:value-type="string">
            <text:p>Mstart=70</text:p>
          </table:table-cell>
          <table:table-cell office:value-type="string" calcext:value-type="string">
            <text:p>Mstart=80</text:p>
          </table:table-cell>
          <table:table-cell office:value-type="string" calcext:value-type="string">
            <text:p>Mstart=90</text:p>
          </table:table-cell>
          <table:table-cell office:value-type="string" calcext:value-type="string">
            <text:p>Mstart=100</text:p>
          </table:table-cell>
        </table:table-row>
        <table:table-row table:style-name="ro1">
          <table:table-cell office:value-type="string" calcext:value-type="string">
            <text:p>exp10</text:p>
          </table:table-cell>
          <table:table-cell office:value-type="float" office:value="26807" calcext:value-type="float">
            <text:p>26807</text:p>
          </table:table-cell>
          <table:table-cell office:value-type="float" office:value="16358" calcext:value-type="float">
            <text:p>16358</text:p>
          </table:table-cell>
          <table:table-cell office:value-type="float" office:value="21860" calcext:value-type="float">
            <text:p>21860</text:p>
          </table:table-cell>
          <table:table-cell office:value-type="float" office:value="27390" calcext:value-type="float">
            <text:p>27390</text:p>
          </table:table-cell>
          <table:table-cell office:value-type="float" office:value="32760" calcext:value-type="float">
            <text:p>32760</text:p>
          </table:table-cell>
          <table:table-cell office:value-type="float" office:value="38261" calcext:value-type="float">
            <text:p>38261</text:p>
          </table:table-cell>
          <table:table-cell office:value-type="float" office:value="43796" calcext:value-type="float">
            <text:p>43796</text:p>
          </table:table-cell>
          <table:table-cell office:value-type="float" office:value="49183" calcext:value-type="float">
            <text:p>49183</text:p>
          </table:table-cell>
          <table:table-cell office:value-type="float" office:value="54685" calcext:value-type="float">
            <text:p>54685</text:p>
          </table:table-cell>
        </table:table-row>
        <table:table-row table:style-name="ro1">
          <table:table-cell/>
          <table:table-cell office:value-type="string" calcext:value-type="string">
            <text:p>Minf=25</text:p>
          </table:table-cell>
          <table:table-cell office:value-type="string" calcext:value-type="string">
            <text:p>Minf=30</text:p>
          </table:table-cell>
          <table:table-cell office:value-type="string" calcext:value-type="string">
            <text:p>Minf=40</text:p>
          </table:table-cell>
          <table:table-cell office:value-type="string" calcext:value-type="string">
            <text:p>Minf=50</text:p>
          </table:table-cell>
          <table:table-cell office:value-type="string" calcext:value-type="string">
            <text:p>Minf=60</text:p>
          </table:table-cell>
          <table:table-cell office:value-type="string" calcext:value-type="string">
            <text:p>Minf=70</text:p>
          </table:table-cell>
          <table:table-cell office:value-type="string" calcext:value-type="string">
            <text:p>Minf=80</text:p>
          </table:table-cell>
          <table:table-cell office:value-type="string" calcext:value-type="string">
            <text:p>Minf=90</text:p>
          </table:table-cell>
          <table:table-cell office:value-type="string" calcext:value-type="string">
            <text:p>Minf=100</text:p>
          </table:table-cell>
        </table:table-row>
        <table:table-row table:style-name="ro1">
          <table:table-cell/>
          <table:table-cell office:value-type="float" office:value="5714" calcext:value-type="float">
            <text:p>5714</text:p>
          </table:table-cell>
          <table:table-cell office:value-type="float" office:value="4457" calcext:value-type="float">
            <text:p>4457</text:p>
          </table:table-cell>
          <table:table-cell office:value-type="float" office:value="5346" calcext:value-type="float">
            <text:p>5346</text:p>
          </table:table-cell>
          <table:table-cell office:value-type="float" office:value="6217" calcext:value-type="float">
            <text:p>6217</text:p>
          </table:table-cell>
          <table:table-cell office:value-type="float" office:value="6744" calcext:value-type="float">
            <text:p>6744</text:p>
          </table:table-cell>
          <table:table-cell office:value-type="float" office:value="7113" calcext:value-type="float">
            <text:p>7113</text:p>
          </table:table-cell>
          <table:table-cell office:value-type="float" office:value="8226" calcext:value-type="float">
            <text:p>8226</text:p>
          </table:table-cell>
          <table:table-cell office:value-type="float" office:value="8587" calcext:value-type="float">
            <text:p>8587</text:p>
          </table:table-cell>
          <table:table-cell office:value-type="float" office:value="9477" calcext:value-type="float">
            <text:p>94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3:25:37.021944315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5:39:06.948203464</meta:creation-date>
    <dc:date>2020-09-21T15:46:00.493454565</dc:date>
    <meta:editing-duration>PT4H24M11S</meta:editing-duration>
    <meta:editing-cycles>92</meta:editing-cycles>
    <meta:generator>LibreOffice/6.4.4.2$Linux_X86_64 LibreOffice_project/40$Build-2</meta:generator>
    <meta:document-statistic meta:table-count="2" meta:cell-count="264" meta:object-count="0"/>
  </office:meta>
</office:document-meta>
</file>